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5616111553602</text:p>
          </table:table-cell>
          <table:table-cell office:value-type="string" calcext:value-type="string">
            <text:p>2024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8648" calcext:value-type="float">
            <text:p>219.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16111553602</text:p>
          </table:table-cell>
          <table:table-cell office:value-type="string" calcext:value-type="string">
            <text:p>2024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1968" calcext:value-type="float">
            <text:p>218.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16111553602</text:p>
          </table:table-cell>
          <table:table-cell office:value-type="string" calcext:value-type="string">
            <text:p>2024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0904" calcext:value-type="float">
            <text:p>217.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16111553602</text:p>
          </table:table-cell>
          <table:table-cell office:value-type="string" calcext:value-type="string">
            <text:p>2023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6896" calcext:value-type="float">
            <text:p>216.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16111553602</text:p>
          </table:table-cell>
          <table:table-cell office:value-type="string" calcext:value-type="string">
            <text:p>2023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6856" calcext:value-type="float">
            <text:p>213.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16111553602</text:p>
          </table:table-cell>
          <table:table-cell office:value-type="string" calcext:value-type="string">
            <text:p>2023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5664" calcext:value-type="float">
            <text:p>216.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16111553602</text:p>
          </table:table-cell>
          <table:table-cell office:value-type="string" calcext:value-type="string">
            <text:p>2023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71736" calcext:value-type="float">
            <text:p>222.7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16111553602</text:p>
          </table:table-cell>
          <table:table-cell office:value-type="string" calcext:value-type="string">
            <text:p>2022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8088" calcext:value-type="float">
            <text:p>222.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16111553602</text:p>
          </table:table-cell>
          <table:table-cell office:value-type="string" calcext:value-type="string">
            <text:p>2022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136" calcext:value-type="float">
            <text:p>223.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16111553602</text:p>
          </table:table-cell>
          <table:table-cell office:value-type="string" calcext:value-type="string">
            <text:p>2022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0736" calcext:value-type="float">
            <text:p>218.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16111553602</text:p>
          </table:table-cell>
          <table:table-cell office:value-type="string" calcext:value-type="string">
            <text:p>2021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5456" calcext:value-type="float">
            <text:p>215.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16111553602</text:p>
          </table:table-cell>
          <table:table-cell office:value-type="string" calcext:value-type="string">
            <text:p>202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0552" calcext:value-type="float">
            <text:p>211.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16111553602</text:p>
          </table:table-cell>
          <table:table-cell office:value-type="string" calcext:value-type="string">
            <text:p>2020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7504" calcext:value-type="float">
            <text:p>211.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16111553602</text:p>
          </table:table-cell>
          <table:table-cell office:value-type="string" calcext:value-type="string">
            <text:p>2020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312" calcext:value-type="float">
            <text:p>211.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16111553602</text:p>
          </table:table-cell>
          <table:table-cell office:value-type="string" calcext:value-type="string">
            <text:p>2017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1552" calcext:value-type="float">
            <text:p>215.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16111553602</text:p>
          </table:table-cell>
          <table:table-cell office:value-type="string" calcext:value-type="string">
            <text:p>2004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28424" calcext:value-type="float">
            <text:p>215.2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616111553602</text:p>
          </table:table-cell>
          <table:table-cell office:value-type="string" calcext:value-type="string">
            <text:p>1994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4584" calcext:value-type="float">
            <text:p>168.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" meta:object-count="0"/>
    <meta:user-defined meta:name="AppVersion">3.0</meta:user-defined>
  </office:meta>
</office:document-meta>
</file>